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617C4EAC7D7A630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9cm, 4.128cm, 9.911cm, 1.81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36cm" svg:height="23.099cm" svg:x="0.892cm" svg:y="2.592cm">
          <draw:image xlink:href="Pictures/10000000000005E8000007E0E617C4EAC7D7A63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4:54:36.054353381</dc:date>
    <meta:editing-duration>PT3M38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